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fo:font-weight="normal" officeooo:rsid="00023860" officeooo:paragraph-rsid="00023860" style:font-weight-asian="normal" style:font-weight-complex="normal"/>
    </style:style>
    <style:style style:name="P7" style:family="paragraph" style:parent-style-name="Standard" style:list-style-name="L1">
      <style:text-properties style:font-name="TeX Gyre Bonum" officeooo:rsid="00023860" officeooo:paragraph-rsid="00029905"/>
    </style:style>
    <style:style style:name="P8" style:family="paragraph" style:parent-style-name="Standard" style:list-style-name="L1">
      <style:text-properties style:font-name="TeX Gyre Bonum" officeooo:rsid="00023860" officeooo:paragraph-rsid="0002f376"/>
    </style:style>
    <style:style style:name="P9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ed1c24" officeooo:rsid="00029905"/>
    </style:style>
    <style:style style:name="T5" style:family="text">
      <style:text-properties fo:color="#bd7cb5" officeooo:rsid="00029905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4">■</text:span><text:span text:style-name="T2"> <text:s/>Pendiente </text:span><text:span text:style-name="T5">■</text:span><text:span text:style-name="T2"> Entregado </text:span><text:span text:style-name="T3">■</text:span><text:span text:style-name="T2"> Validado con Sebas</text:span></text:p>
      <text:list xml:id="list865152453" text:style-name="L1">
        <text:list-item>
          <text:p text:style-name="P5">Viernes 23 de agosto </text:p>
          <text:list>
            <text:list-item>
              <text:p text:style-name="P7"><text:span text:style-name="T5">■ </text:span>Definición formal CLTS, modos de composición y pseudocódigo.</text:p>
            </text:list-item>
            <text:list-item>
              <text:p text:style-name="P7"><text:span text:style-name="T5">■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7"><text:span text:style-name="T5">■ </text:span>Semántica LTL, satisfacción sobre corridas en CLTS</text:p>
            </text:list-item>
            <text:list-item>
              <text:p text:style-name="P8"><text:span text:style-name="T5">■</text:span><text:span text:style-name="T4"> </text:span>Construcción de Games Structures (GS) desde especificaciones LTL</text:p>
            </text:list-item>
            <text:list-item>
              <text:p text:style-name="P8"><text:span text:style-name="T5">■</text:span><text:span text:style-name="T4"> </text:span>Traducción de GS a CLTS</text:p>
            </text:list-item>
            <text:list-item>
              <text:p text:style-name="P8"><text:span text:style-name="T5">■</text:span><text:span text:style-name="T4"> </text:span>Pseudocódigo de los algoritmos involucrados.</text:p>
            </text:list-item>
            <text:list-item>
              <text:p text:style-name="P8"><text:span text:style-name="T5">■</text:span><text:span text:style-name="T4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7"><text:span text:style-name="T4">■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7"><text:span text:style-name="T4">■ </text:span>Presentar sintaxis FSP para CLTS + GS</text:p>
            </text:list-item>
            <text:list-item>
              <text:p text:style-name="P7"><text:span text:style-name="T4">■ </text:span>Equivalencia, determinización y minimización sobre CLTS</text:p>
            </text:list-item>
            <text:list-item>
              <text:p text:style-name="P7"><text:span text:style-name="T4">■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7"><text:span text:style-name="T4">■ </text:span>Revisar sintaxis y equivalencia CLTS.</text:p>
            </text:list-item>
          </text:list>
        </text:list-item>
        <text:list-item>
          <text:p text:style-name="P5">Miércoles 4 de septiembre</text:p>
          <text:list>
            <text:list-item>
              <text:p text:style-name="P7"><text:span text:style-name="T4">■ </text:span>Demo de herramienta sobre CLTS.</text:p>
            </text:list-item>
          </text:list>
        </text:list-item>
        <text:list-item>
          <text:p text:style-name="P5">Viernes 6 de septiembre</text:p>
          <text:list>
            <text:list-item>
              <text:p text:style-name="P7"><text:span text:style-name="T4">■ </text:span>Demo de herramienta sobre CLTS + GS</text:p>
            </text:list-item>
          </text:list>
        </text:list-item>
        <text:list-item>
          <text:p text:style-name="P5">Miércoles 18 de septiembre</text:p>
          <text:list>
            <text:list-item>
              <text:p text:style-name="P7"><text:span text:style-name="T4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6">Viernes 20 se septiembre</text:p>
          <text:list>
            <text:list-item>
              <text:p text:style-name="P9"><text:span text:style-name="T4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6">Lunes 23 de septiembre</text:p>
          <text:list>
            <text:list-item>
              <text:p text:style-name="P9"><text:span text:style-name="T4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6">Miércoles 25 de septiembre</text:p>
          <text:list>
            <text:list-item>
              <text:p text:style-name="P9"><text:span text:style-name="T4">■ </text:span>Boceto de presentación de herramienta </text:p>
            </text:list-item>
          </text:list>
        </text:list-item>
        <text:list-item>
          <text:p text:style-name="P6">Viernes 27 de septiembre</text:p>
          <text:list>
            <text:list-item>
              <text:p text:style-name="P9"><text:span text:style-name="T4">■ </text:span>Documento técnico de presentación de herramienta </text:p>
            </text:list-item>
          </text:list>
        </text:list-item>
        <text:list-item>
          <text:p text:style-name="P6">Lunes 30 de septiembre</text:p>
          <text:list>
            <text:list-item>
              <text:p text:style-name="P9"><text:span text:style-name="T4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8-26T18:34:46.663121356</dc:date>
    <meta:editing-duration>PT5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80" meta:character-count="1647" meta:non-whitespace-character-count="1430"/>
  </office:meta>
</office:document-meta>
</file>